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SAQ Tentamenvragen Ronald van Egdom</text:p>
      <text:p text:style-name="P2"/>
      <text:p text:style-name="P3">1.- Wie van de volgende doet het eindoordeel in het RACI model?</text:p>
      <text:p text:style-name="P4">A.- De Responsible</text:p>
      <text:p text:style-name="P5">B.- De Accountable</text:p>
      <text:p text:style-name="Normal">C.- De Consulted</text:p>
      <text:p text:style-name="Normal">D.- De Informed</text:p>
      <text:p text:style-name="Normal">Ik zou zelf voor de de B.- Accountable kiezen want dit is de beslissende functie.</text:p>
      <text:p text:style-name="Normal"/>
      <text:p text:style-name="P6">2.- Wat gebeurd er tijdens een Analyse Documentatiefase?</text:p>
      <text:p text:style-name="Normal">A.- Maken Analysemodellen</text:p>
      <text:p text:style-name="Normal">B.- Een nieuw systeem op de kaart brengen</text:p>
      <text:p text:style-name="Normal">C.- Het analyseren van een informatiesysteem.</text:p>
      <text:p text:style-name="Normal">D.- Kijken wat de huidige problemen zijn met een informatiesysteem.</text:p>
      <text:p text:style-name="Normal">Ik zou zelf voor optie C.- Het Analyseren van een informatiesysteem kiezen, want<text:s/>de andere opties gaan over het beschrijven of kijken naar het functioneren van een informatiesysteem. Optie C gaat over het kijken en documenteren naar een informatiesysteem.</text:p>
      <text:p text:style-name="P7">3.- Waar wordt er bij gekeken bij een Hardware-architectuur?</text:p>
      <text:p text:style-name="Normal">A.- Hoe een netwerk er uit ziet.</text:p>
      <text:p text:style-name="Normal">B.- Welke hardware een systeem gebruikt.</text:p>
      <text:p text:style-name="Normal">C.- Hoe de software is opgebouwd.</text:p>
      <text:p text:style-name="Normal">Ik zou zelf voor optie 2 gaan omdat het over hardware gaat en niet over netwerk of softwar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gdom, Ronald van</meta:initial-creator>
    <dc:creator>Egdom, Ronald van</dc:creator>
    <meta:creation-date>2015-09-03T09:52:00Z</meta:creation-date>
    <dc:date>2015-09-03T10:18:00Z</dc:date>
    <meta:template xlink:href="Normal.dotm" xlink:type="simple"/>
    <meta:editing-cycles>1</meta:editing-cycles>
    <meta:editing-duration>PT1440S</meta:editing-duration>
    <meta:document-statistic meta:page-count="1" meta:paragraph-count="2" meta:word-count="155" meta:character-count="1011" meta:row-count="7" meta:non-whitespace-character-count="858"/>
  </office:meta>
</office:document-meta>
</file>